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914cm" fo:min-width="62.606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6pt"/>
    </style:style>
    <style:style style:name="T1" style:family="text">
      <style:text-properties fo:font-size="16pt"/>
    </style:style>
    <style:style style:name="T2" style:family="text">
      <style:text-properties fo:color="#ff00ff" fo:font-size="16pt"/>
    </style:style>
    <style:style style:name="T3" style:family="text">
      <style:text-properties fo:color="#ff0000" fo:font-size="16pt"/>
    </style:style>
    <style:style style:name="T4" style:family="text">
      <style:text-properties fo:color="#00dcff" fo:font-size="16pt"/>
    </style:style>
    <style:style style:name="T5" style:family="text">
      <style:text-properties style:use-window-font-color="true" fo:font-size="16pt"/>
    </style:style>
    <style:style style:name="T6" style:family="text">
      <style:text-properties style:use-window-font-color="true" fo:font-size="16pt" style:font-size-asian="24pt" style:font-size-complex="24pt"/>
    </style:style>
    <style:style style:name="T7" style:family="text">
      <style:text-properties fo:color="#3deb3d" fo:font-size="16pt"/>
    </style:style>
    <style:style style:name="T8" style:family="text">
      <style:text-properties fo:color="#000000" fo:font-size="16pt"/>
    </style:style>
    <style:style style:name="T9" style:family="text">
      <style:text-properties fo:color="#23ff23" fo:font-size="16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6.133cm" svg:height="12.914cm" svg:x="3.679cm" svg:y="6.865cm">
          <draw:text-box>
            <text:p text:style-name="P1"><text:span text:style-name="T1">Dieses soll ein längerer Text werden, der mit </text:span><text:span text:style-name="T2">Feehlern</text:span><text:span text:style-name="T1"> nur so gespickt sein soll. Dieser </text:span><text:span text:style-name="T3">Texxt</text:span><text:span text:style-name="T1"> wird auch mehrmals wiederholt, damit man herausfinden kann, das ignorierte Worte nicht wieder als Fehler auftauchen dürfen.</text:span></text:p>
            <text:p text:style-name="P1"><text:span text:style-name="T1">Mal sehen, ob der Text schon </text:span><text:span text:style-name="T4">reichtt </text:span><text:span text:style-name="T5">oder nicht</text:span><text:span text:style-name="T6">.</text:span><text:span text:style-name="T1"> Nein, es muss doch noch ein </text:span><text:span text:style-name="T7">viierter</text:span><text:span text:style-name="T1"> Fehler rein.</text:span></text:p>
            <text:p text:style-name="P1"><text:span text:style-name="T1"/></text:p>
            <text:p text:style-name="P1"><text:span text:style-name="T1">Dieses soll ein längerer Text werden, der mit </text:span><text:span text:style-name="T2">Feehlern</text:span><text:span text:style-name="T1"> nur so gespickt sein soll. Dieser </text:span><text:span text:style-name="T3">Texxt</text:span><text:span text:style-name="T1"> wird auch mehrmals wiederholt, damit man herausfinden kann, das ignorierte Worte nicht wieder als Fehler auftauchen dürfen.</text:span></text:p>
            <text:p text:style-name="P1"><text:span text:style-name="T1">Mal sehen, ob der Text schon </text:span><text:span text:style-name="T4">reichtt </text:span><text:span text:style-name="T8">oder nicht</text:span><text:span text:style-name="T1">. Nein, es muss doch noch ein </text:span><text:span text:style-name="T9">viierter</text:span><text:span text:style-name="T1"> Fehler rein.</text:span></text:p>
            <text:p text:style-name="P1"><text:span text:style-name="T1"/></text:p>
            <text:p text:style-name="P1"><text:span text:style-name="T1">Dieses soll ein längerer Text werden, der mit </text:span><text:span text:style-name="T2">Feehlern</text:span><text:span text:style-name="T1"> nur so gespickt sein soll. Dieser </text:span><text:span text:style-name="T3">Texxt</text:span><text:span text:style-name="T1"> wird auch mehrmals wiederholt, damit man herausfinden kann, das ignorierte Worte nicht wieder als Fehler auftauchen dürfen.</text:span></text:p>
            <text:p text:style-name="P1"><text:span text:style-name="T1">Mal sehen, ob der Text schon </text:span><text:span text:style-name="T4">reichtt </text:span><text:span text:style-name="T8">oder nicht</text:span><text:span text:style-name="T1">. Nein, es muss doch noch ein </text:span><text:span text:style-name="T7">viierter</text:span><text:span text:style-name="T1"> Fehler rein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16pt" fo:language="de" fo:country="DE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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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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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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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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StarOffice/9$Linux OpenOffice.org_project/300m73$Build-9486$CWS-tl74</meta:generator>
    <meta:initial-creator>Thorsten Peters</meta:initial-creator>
    <meta:creation-date>1997-12-19T13:26:02</meta:creation-date>
    <dc:date>2010-03-22T11:53:08</dc:date>
    <meta:editing-cycles>6</meta:editing-cycles>
    <meta:editing-duration>PT56M36S</meta:editing-duration>
    <meta:document-statistic meta:object-count="9"/>
    <meta:user-defined meta:name="Info 0"/>
    <meta:user-defined meta:name="Info 1"/>
    <meta:user-defined meta:name="Info 2"/>
    <meta:user-defined meta:name="Info 3"/>
  </office:meta>
</office:document-meta>
</file>